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Table_20_Contents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text-properties fo:font-style="normal" style:font-style-asian="normal" style:font-style-complex="normal"/>
    </style:style>
    <style:style style:name="P8" style:family="paragraph" style:parent-style-name="Table_20_Contents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text-properties style:font-name="Times New Roman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3" style:family="paragraph" style:parent-style-name="Table_20_Contents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4" style:family="paragraph" style:parent-style-name="Table_20_Contents"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3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rmaliser les statistiques utilisables à partir de la documentation scientifiques des variables</text:p>
      <text:p text:style-name="Table_20_Contents"/>
      <text:p text:style-name="Table_20_Contents"/>
      <text:p text:style-name="P1">Court rappel sur les informations dont nous disposons :</text:p>
      <text:p text:style-name="Table_20_Contents"/>
      <text:p text:style-name="Table_20_Contents">- 128 individus,</text:p>
      <text:p text:style-name="Table_20_Contents"/>
      <text:p text:style-name="Table_20_Contents">- 49 variables dont :</text:p>
      <text:p text:style-name="Table_20_Contents"/>
      <text:p text:style-name="Table_20_Contents">→ l'âge des individus</text:p>
      <text:p text:style-name="Table_20_Contents">→ leur sexe</text:p>
      <text:p text:style-name="Table_20_Contents"><text:line-break/>→ le diagnostic d'épisode dépressif (Healthy Control vs Major Depressive Disorder)</text:p>
      <text:p text:style-name="Table_20_Contents">→ diagnostic plus précis </text:p>
      <text:p text:style-name="Table_20_Contents"><text:tab/>– HC/HC haut risque ou MDD<text:line-break/><text:tab/>– si MDD, fréquence de la dépression : épisode isolé ou récurrent </text:p>
      <text:p text:style-name="Table_20_Contents"><text:tab/>– si MDD, degré de dépression ou évolution de la dépression dans le temps: faible/modéré <text:tab/> <text:s text:c="2"/>ou en rémission partielle/en rémission totale</text:p>
      <text:p text:style-name="P2"/>
      <text:p text:style-name="P2">→ l'échelle POMS qui évalue les perturbations de l'humeur et identifie 7 états d'humeur (la tension, la dépression, <text:s/>l'agressivité, la fatigue, <text:s/>la confusion, la vigueur et les relations interpersonnelles) et calcule un score global de détresse psychologique <text:s/></text:p>
      <text:p text:style-name="P2"/>
      <text:p text:style-name="P2">→ le TCI_score qui propose un modèle de la personnalité et permet de définir, pour un individu donné, un profil qualitatif et un risque pathologique<text:line-break/>Il explore les 4 dimensions du tempérament (recherche de nouveauté, évitement du danger, dépendance à la récompense, persistance) et les 3 dimensions du caractère (détermination, Coopération, Transcendance)</text:p>
      <text:p text:style-name="Table_20_Contents"/>
      <text:p text:style-name="Table_20_Contents">→ le SHAPS_score qui évalue l'anhédonie (incapacité à éprouver du plaisir)</text:p>
      <text:p text:style-name="Table_20_Contents"/>
      <text:p text:style-name="Table_20_Contents">→ le PSQI_score qui est un index de qualité du sommeil </text:p>
      <text:p text:style-name="Table_20_Contents"/>
      <text:p text:style-name="Table_20_Contents">→ le CTQ qui est un<text:span text:style-name="T1"> outil de dépistage documentant de manière rétrospective les expériences de négligence et d’abus durant l’enfance ainsi que l’environnement et le contexte dans lequel l’enfant a grandi (abus émotionnel, abus physique, abus sexuel, négligence physique, négligence émotionnelle, déni/minimisation, score global)</text:span></text:p>
      <text:p text:style-name="P4"/>
      <text:p text:style-name="P4">Deux échelles qui évaluent la sévérité d'un épisode dépressif et mesurent les changements apportés par le traitement de la dépression :</text:p>
      <text:p text:style-name="P4">→ le MADRS</text:p>
      <text:p text:style-name="Table_20_Contents">→ le HAMD </text:p>
      <text:p text:style-name="P13"/>
      <text:p text:style-name="Table_20_Contents"><text:span text:style-name="T4">→ le QIDS qui indépendamment de sa chronicité évalue l'intensité d'un épisode dépressif </text:span><text:span text:style-name="T2">(par l'évaluation des symptômes troubles du sommeil, de l'appétit et troubles psychomoteurs entre autres)</text:span></text:p>
      <text:p text:style-name="P14"/>
      <text:p text:style-name="P2"><text:span text:style-name="T4">→ le HAMA qui </text:span><text:span text:style-name="T3">évalue l’</text:span><text:span text:style-name="T3">intensité des symptômes reliés à l’anxiété </text:span></text:p>
      <text:p text:style-name="P12"/>
      <text:p text:style-name="P12"/>
      <text:p text:style-name="P12"/>
      <text:p text:style-name="P9"/>
      <text:p text:style-name="Table_20_Contents"><text:soft-page-break/><text:span text:style-name="T5">Pour avoir une première idée/vision d'ensemble :</text:span> </text:p>
      <text:p text:style-name="Table_20_Contents"/>
      <text:p text:style-name="P7">→ calculerfaire des diagrammes en bâton/camemberts pour :</text:p>
      <text:p text:style-name="P7">- regarder la proportion d'hommes et femmes globalement, mais aussi par rapport au diagnostic et au diagnostic précis ;</text:p>
      <text:p text:style-name="P7">- regarder la proportion de sujets dépressifs et de sujets non dépressifs ; </text:p>
      <text:p text:style-name="P7">- parmi les dépressifs, regarder la proportion de ceux en rémission partielle, totale, et la sévérité et récurrence de la dépression</text:p>
      <text:p text:style-name="P7">- regarder ces dernières proportions par rapport à l'ensemble des individus de l'étude </text:p>
      <text:p text:style-name="P7"/>
      <text:p text:style-name="P7">→ boîte à moustache pour avoir une idée de la distribution des variables quantitatives </text:p>
      <text:p text:style-name="P3"/>
      <text:p text:style-name="P3"/>
      <text:p text:style-name="P3"/>
      <text:p text:style-name="P8">Statistiques descriptives</text:p>
      <text:p text:style-name="P3"/>
      <text:p text:style-name="P3">Mesures de position :</text:p>
      <text:p text:style-name="Table_20_Contents"/>
      <text:p text:style-name="Table_20_Contents">- pour les variables catégorielles (sexe, diagnostic, primary diagnostic) : proportion de toutes les modalités </text:p>
      <text:p text:style-name="Table_20_Contents"><text:s text:c="2"/></text:p>
      <text:p text:style-name="Table_20_Contents">- calculer moyenne et médiane pour les variables quantitatives ; calculer encore ces mesures selon les modalités du diagnostic e<text:span text:style-name="T1">t du primary diagnostic</text:span></text:p>
      <text:p text:style-name="P4"/>
      <text:p text:style-name="P6">Mesures de dispersion pour les variables quantitatives :</text:p>
      <text:p text:style-name="P4"/>
      <text:p text:style-name="P4">- calcul des interquartiles, écarts-types (rappel : Si la variable a une distribution normale, l'intervalle qui contient la moyenne moins l'écart-type jusqu'à la moyenne plus l'écart-type représente approximativement les 2/3 des données), (faire aussi en fonction du diagnostic)</text:p>
      <text:p text:style-name="P4"/>
      <text:p text:style-name="P4">-regarder les minimums et maximum ;</text:p>
      <text:p text:style-name="P4"/>
      <text:p text:style-name="P4"/>
      <text:p text:style-name="P5">Questionnements et hypothèses :</text:p>
      <text:p text:style-name="P4"/>
      <text:p text:style-name="P4">→ Est-ce qu'il y a un lien entre la dépression et le sexe ou l'âge ?<text:line-break/></text:p>
      <text:p text:style-name="P4">→ On peut supposer que les individus chez qui on a diagnostiqué une dépression ont des scores plus élevés à la dimension « dépression » du POMS que les individus sains ; éventuellement aussi pour les autres dimensions négatives (fatigue notamment, tension, relations interpersonnelles et pour le score total) ; on peut aussi supposer que la dimension vigueur est plus faible. On peut aussi s'interroger sur la différence à ces scores chez les individus dépressifs, selon la sévérité de la dépression, la récurrence ou la rémission<text:line-break/></text:p>
      <text:p text:style-name="P4">→ on peut supposer que le score au SHAPS sera plus élevé chez les individus dépressifs que chez les non dépressifs. On regardera alors les moyennes, médianes et écarts-types, interquartiles pour avoir une idée de la distribution, et cela en fonction du diagnostic et du diagnostic précis. </text:p>
      <text:p text:style-name="P4"><text:line-break/>→ <text:s/>on peut regarder la moyenne du PSQI pour chaque modalité des diagnostics. On rappelle qu'un score supérieur à 5 serait un indicateur de troubles du sommeil. On s'attend donc à observer des scores plus élevés chez les dépressifs, notamment dont la sévérité de la dépression est plus élevée, les troubles du sommeil étant un symptôme de la dépression </text:p>
      <text:p text:style-name="P4"><text:soft-page-break/></text:p>
      <text:p text:style-name="P4">→ On peut aussi regarder s'il existe un lien entre la dépression et le CTQ score global, et plus précisément s'il y a des types d'abus/négligences significativement plus fréquents que d'autres pour les individus qui souffrent de dépression. Dans ce cas, on s'intéressera à une éventuelle généralisation pour la population source voire cible. </text:p>
      <text:p text:style-name="P4"/>
      <text:p text:style-name="P4">→ Le MADRS et le HAMD servant à mesurer la sévérité de la dépression, on devrait pouvoir prédire le primary diagnostic de chaque individu grâce aux scores à ces deux tests, aussi on devrait avoir une forte corrélation entre ces deux variables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yssa beddar</meta:initial-creator>
    <meta:creation-date>2020-05-01T13:20:58.48</meta:creation-date>
    <dc:date>2020-05-02T15:02:04.03</dc:date>
    <dc:creator>meyssa beddar</dc:creator>
    <meta:editing-duration>PT6H7M57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42" meta:word-count="809" meta:character-count="5192"/>
  </office:meta>
</office:document-meta>
</file>